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188in" table:align="left"/>
    </style:style>
    <style:style style:name="Table1.A" style:family="table-column">
      <style:table-column-properties style:column-width="1.9771in"/>
    </style:style>
    <style:style style:name="Table1.B" style:family="table-column">
      <style:table-column-properties style:column-width="5.341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3188in" table:align="left"/>
    </style:style>
    <style:style style:name="Table2.A" style:family="table-column">
      <style:table-column-properties style:column-width="1.9688in"/>
    </style:style>
    <style:style style:name="Table2.B" style:family="table-column">
      <style:table-column-properties style:column-width="1.5278in"/>
    </style:style>
    <style:style style:name="Table2.C" style:family="table-column">
      <style:table-column-properties style:column-width="3.822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3188in" table:align="left"/>
    </style:style>
    <style:style style:name="Table3.A" style:family="table-column">
      <style:table-column-properties style:column-width="1.3854in"/>
    </style:style>
    <style:style style:name="Table3.B" style:family="table-column">
      <style:table-column-properties style:column-width="2.0035in"/>
    </style:style>
    <style:style style:name="Table3.C" style:family="table-column">
      <style:table-column-properties style:column-width="0.9882in"/>
    </style:style>
    <style:style style:name="Table3.D" style:family="table-column">
      <style:table-column-properties style:column-width="2.94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3.9007in"/>
    </style:style>
    <style:style style:name="Table4.C" style:family="table-column">
      <style:table-column-properties style:column-width="1.418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3188in" table:align="left"/>
    </style:style>
    <style:style style:name="Table5.A" style:family="table-column">
      <style:table-column-properties style:column-width="2.0014in"/>
    </style:style>
    <style:style style:name="Table5.B" style:family="table-column">
      <style:table-column-properties style:column-width="3.4757in"/>
    </style:style>
    <style:style style:name="Table5.C" style:family="table-column">
      <style:table-column-properties style:column-width="1.841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188in" table:align="left"/>
    </style:style>
    <style:style style:name="Table6.A" style:family="table-column">
      <style:table-column-properties style:column-width="1.7028in"/>
    </style:style>
    <style:style style:name="Table6.B" style:family="table-column">
      <style:table-column-properties style:column-width="5.616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Heading_20_3" style:master-page-name="HTML">
      <style:paragraph-properties fo:margin-left="0in" fo:margin-right="0in" fo:text-indent="0in" style:auto-text-indent="false" style:page-number="auto"/>
    </style:style>
    <style:style style:name="P2" style:family="paragraph" style:parent-style-name="Heading_20_3">
      <style:paragraph-properties fo:margin-left="0in" fo:margin-right="0in" fo:text-indent="0in" style:auto-text-indent="false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Heading_20_4">
      <style:paragraph-properties fo:margin-left="0in" fo:margin-right="0in" fo:text-indent="0in" style:auto-text-indent="fals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proposal-foss-based-ai-enabled-citizen-service-management-platform-csmp"/><text:span text:style-name="Strong_20_Emphasis">Proposal: FOSS-Based AI-Enabled Citizen Service Management Platform (CSMP)</text:span></text:h>
      <text:p text:style-name="Text_20_body"><text:span text:style-name="Strong_20_Emphasis">Client:</text:span> Ministry of Public Administration and Artificial Intelligence (MPAAI) <text:span text:style-name="Strong_20_Emphasis">Prepared by:</text:span> PRPL Media, LLC <text:span text:style-name="Strong_20_Emphasis">Date:</text:span> October 23, 2025 <text:span text:style-name="Strong_20_Emphasis">RFP Ref #:</text:span> 2025-RFP-71</text:p>
      <text:h text:style-name="P2" text:outline-level="3"><text:bookmark text:name="1-executive-summary"/><text:span text:style-name="Strong_20_Emphasis">1. Executive Summary</text:span></text:h>
      <text:p text:style-name="Text_20_body">This proposal outlines a robust, scalable, and secure AI-Enabled Citizen Service Management Platform built exclusively with Free and Open-Source Software (FOSS). Our solution fully addresses MPAAI's requirements for a unified platform that streamlines citizen interactions, enhances internal workflows, and provides data-driven insights, while avoiding perpetual licensing costs and vendor lock-in.</text:p>
      <text:p text:style-name="Text_20_body">We propose a <text:span text:style-name="Strong_20_Emphasis">phased delivery model</text:span> centered around a <text:span text:style-name="Strong_20_Emphasis">Minimum Viable Product (MVP)</text:span> that delivers core functionality rapidly, followed by a roadmap of strategic enhancements.</text:p>
      <text:list text:style-name="L1">
        <text:list-item>
          <text:p text:style-name="P3"><text:span text:style-name="Strong_20_Emphasis">Phase 1 (MVP):</text:span> A fully functional platform featuring a Citizen Web Portal, Mobile App, AI-Powered Chatbot, Omnichannel Inbox, Case Management, and Operational Dashboards. </text:p>
        </text:list-item>
        <text:list-item>
          <text:p text:style-name="P4"><text:span text:style-name="Strong_20_Emphasis">Phase 2 (Post-MVP):</text:span> Advanced AI capabilities, Robotic Process Automation (RPA), and predictive analytics. </text:p>
        </text:list-item>
      </text:list>
      <text:p text:style-name="Text_20_body">Our FOSS stack, built on technologies like <text:span text:style-name="Strong_20_Emphasis">Django, React Native, Supabase/PostgreSQL, and Hugging Face</text:span>, ensures MPAAI retains full control over its data and platform, with the freedom to customize and extend the system indefinitely.</text:p>
      <text:h text:style-name="P2" text:outline-level="3"><text:bookmark text:name="2-understanding-of-requirements-andamp-foss-alignment"/><text:span text:style-name="Strong_20_Emphasis">2. Understanding of Requirements &amp; FOSS Alignment</text:span></text:h>
      <text:p text:style-name="Text_20_body">We have analyzed the RFP, Addendum, and Clarification Summary. Our FOSS solution is architected to meet all specified and implied requirem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MPAAI Requirement</text:p>
            </table:table-cell>
            <table:table-cell table:style-name="Table1.A1" office:value-type="string">
              <text:p text:style-name="P5">Our FOSS Solution &amp; Technology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Strong_20_Emphasis">Citizen Web Portal &amp; Mobile App</text:span></text:p>
          </table:table-cell>
          <table:table-cell table:style-name="Table1.A1" office:value-type="string">
            <text:p text:style-name="P6">Custom-developed using <text:span text:style-name="Strong_20_Emphasis">React.js (Web)</text:span> and <text:span text:style-name="Strong_20_Emphasis">React Native (Mobile)</text:span>. Single codebase for iOS/Android.</text:p>
          </table:table-cell>
        </table:table-row>
        <table:table-row>
          <table:table-cell table:style-name="Table1.A1" office:value-type="string">
            <text:p text:style-name="P6"><text:span text:style-name="Strong_20_Emphasis">Centralized Case Management</text:span></text:p>
          </table:table-cell>
          <table:table-cell table:style-name="Table1.A1" office:value-type="string">
            <text:p text:style-name="P6">Core platform built on <text:span text:style-name="Strong_20_Emphasis">Django (Python)</text:span>, providing a highly customizable and secure admin &amp; agent interface.</text:p>
          </table:table-cell>
        </table:table-row>
        <table:table-row>
          <table:table-cell table:style-name="Table1.A1" office:value-type="string">
            <text:p text:style-name="P6"><text:span text:style-name="Strong_20_Emphasis">AI Chatbot (FAQ, Routing)</text:span></text:p>
          </table:table-cell>
          <table:table-cell table:style-name="Table1.A1" office:value-type="string">
            <text:p text:style-name="P6"><text:span text:style-name="Strong_20_Emphasis">Rasa</text:span> or <text:span text:style-name="Strong_20_Emphasis">Hugging Face</text:span> transformers integrated with Django. Can be fine-tuned on government data, hosted privately.</text:p>
          </table:table-cell>
        </table:table-row>
        <table:table-row>
          <table:table-cell table:style-name="Table1.A1" office:value-type="string">
            <text:p text:style-name="P6"><text:span text:style-name="Strong_20_Emphasis">Omnichannel (SMS, Social, etc.)</text:span></text:p>
          </table:table-cell>
          <table:table-cell table:style-name="Table1.A1" office:value-type="string">
            <text:p text:style-name="P6"><text:span text:style-name="Strong_20_Emphasis">Matrix</text:span> (for comms protocol) &amp; <text:span text:style-name="Strong_20_Emphasis">Frontapp-like</text:span> open-source solutions (e.g., <text:span text:style-name="Source_20_Text">Chatwoot</text:span>) integrated into the core.</text:p>
          </table:table-cell>
        </table:table-row>
        <table:table-row>
          <table:table-cell table:style-name="Table1.A1" office:value-type="string">
            <text:p text:style-name="P6"><text:span text:style-name="Strong_20_Emphasis">Dashboards &amp; Reporting</text:span></text:p>
          </table:table-cell>
          <table:table-cell table:style-name="Table1.A1" office:value-type="string">
            <text:p text:style-name="P6"><text:span text:style-name="Strong_20_Emphasis">Apache Superset</text:span> or <text:span text:style-name="Strong_20_Emphasis">Metabase</text:span> for powerful, self-service BI and embedded operational dashboards.</text:p>
          </table:table-cell>
        </table:table-row>
        <table:table-row>
          <table:table-cell table:style-name="Table1.A1" office:value-type="string">
            <text:p text:style-name="P6"><text:span text:style-name="Strong_20_Emphasis">Multi-tenancy (22 Ministries)</text:span></text:p>
          </table:table-cell>
          <table:table-cell table:style-name="Table1.A1" office:value-type="string">
            <text:p text:style-name="P6">Native feature of the Django architecture, with role-based access control (RBAC) via <text:span text:style-name="Strong_20_Emphasis">Keycloak</text:span>.</text:p>
          </table:table-cell>
        </table:table-row>
        <table:table-row>
          <table:table-cell table:style-name="Table1.A1" office:value-type="string">
            <text:p text:style-name="P6"><text:span text:style-name="Strong_20_Emphasis">Secure Authentication</text:span></text:p>
          </table:table-cell>
          <table:table-cell table:style-name="Table1.A1" office:value-type="string">
            <text:p text:style-name="P6"><text:span text:style-name="Strong_20_Emphasis">Keycloak</text:span> for enterprise-grade SSO/OAuth, MFA, and federated identity management.</text:p>
          </table:table-cell>
        </table:table-row>
        <table:table-row>
          <table:table-cell table:style-name="Table1.A1" office:value-type="string">
            <text:p text:style-name="P6"><text:span text:style-name="Strong_20_Emphasis">Scalable, Secure Hosting</text:span></text:p>
          </table:table-cell>
          <table:table-cell table:style-name="Table1.A1" office:value-type="string">
            <text:p text:style-name="P6">Deployable on any cloud (AWS, Azure, Google) or on-premises infrastructure using <text:span text:style-name="Strong_20_Emphasis">Docker &amp; Kubernetes</text:span>.</text:p>
          </table:table-cell>
        </table:table-row>
        <table:table-row>
          <table:table-cell table:style-name="Table1.A1" office:value-type="string">
            <text:p text:style-name="P6"><text:span text:style-name="Strong_20_Emphasis">API-First, Integration Ready</text:span></text:p>
          </table:table-cell>
          <table:table-cell table:style-name="Table1.A1" office:value-type="string">
            <text:p text:style-name="P6">Django REST Framework provides a secure, well-documented API for future integration with government systems.</text:p>
          </table:table-cell>
        </table:table-row>
      </table:table>
      <text:h text:style-name="P2" text:outline-level="3"><text:bookmark text:name="3-technical-architecture"/><text:soft-page-break/><text:span text:style-name="Strong_20_Emphasis">3. Technical Architecture</text:span></text:h>
      <text:h text:style-name="P7" text:outline-level="4"><text:bookmark text:name="31-high-level-architectural-diagram"/><text:span text:style-name="Strong_20_Emphasis">3.1 High-Level Architectural Diagram</text:span></text:h>
      <text:p text:style-name="Preformatted_20_Text"><text:span text:style-name="Source_20_Text">+-----------------------------------------------------------------------+</text:span></text:p>
      <text:p text:style-name="Preformatted_20_Text"><text:span text:style-name="Source_20_Text">| <text:s text:c="19"/>CITIZEN &amp; STAFF INTERFACES <text:s text:c="24"/>|</text:span></text:p>
      <text:p text:style-name="Preformatted_20_Text"><text:span text:style-name="Source_20_Text">+----------------------------+ +---------------------------------------+</text:span></text:p>
      <text:p text:style-name="Preformatted_20_Text"><text:span text:style-name="Source_20_Text">| <text:s/>Citizen Web Portal <text:s text:c="7"/>| | <text:s/>Staff Web Interface (Django Admin) <text:s text:c="2"/>|</text:span></text:p>
      <text:p text:style-name="Preformatted_20_Text"><text:span text:style-name="Source_20_Text">| <text:s/>(React.js SPA) <text:s text:c="11"/>| | <text:s/>(Custom Django UI) <text:s text:c="18"/>|</text:span></text:p>
      <text:p text:style-name="Preformatted_20_Text"><text:span text:style-name="Source_20_Text">+----------------------------+ +---------------------------------------+</text:span></text:p>
      <text:p text:style-name="Preformatted_20_Text"><text:span text:style-name="Source_20_Text">| <text:s/>Citizen Mobile App <text:s text:c="7"/>| | <text:s/>Mobile Staff App (React Native) <text:s text:c="5"/>|</text:span></text:p>
      <text:p text:style-name="Preformatted_20_Text"><text:span text:style-name="Source_20_Text">| <text:s/>(React Native) <text:s text:c="11"/>| | <text:s/>(React Native) <text:s text:c="22"/>|</text:span></text:p>
      <text:p text:style-name="Preformatted_20_Text"><text:span text:style-name="Source_20_Text">+--------------+-------------+ +------------------+--------------------+</text:span></text:p>
      <text:p text:style-name="Preformatted_20_Text"><text:span text:style-name="Source_20_Text"><text:s text:c="15"/>| <text:s text:c="35"/>|</text:span></text:p>
      <text:p text:style-name="Preformatted_20_Text"><text:span text:style-name="Source_20_Text"><text:s text:c="15"/>| <text:s text:c="35"/>|</text:span></text:p>
      <text:p text:style-name="Preformatted_20_Text"><text:span text:style-name="Source_20_Text"><text:s text:c="15"/>v <text:s text:c="35"/>v</text:span></text:p>
      <text:p text:style-name="Preformatted_20_Text"><text:span text:style-name="Source_20_Text">+-----------------------------------------------------------------------+</text:span></text:p>
      <text:p text:style-name="Preformatted_20_Text"><text:span text:style-name="Source_20_Text">| <text:s text:c="20"/>APPLICATION PROGRAMMING INTERFACE <text:s text:c="15"/>|</text:span></text:p>
      <text:p text:style-name="Preformatted_20_Text"><text:span text:style-name="Source_20_Text">| <text:s text:c="17"/>Django REST Framework (RESTful APIs) <text:s text:c="15"/>|</text:span></text:p>
      <text:p text:style-name="Preformatted_20_Text"><text:span text:style-name="Source_20_Text">+--------------------------+-------------------------------------------+</text:span></text:p>
      <text:p text:style-name="Preformatted_20_Text"><text:span text:style-name="Source_20_Text">| <text:s text:c="25"/>| <text:s text:c="21"/>| <text:s text:c="18"/>|</text:span></text:p>
      <text:p text:style-name="Preformatted_20_Text"><text:span text:style-name="Source_20_Text">| <text:s text:c="25"/>v <text:s text:c="21"/>v <text:s text:c="18"/>v</text:span></text:p>
      <text:p text:style-name="Preformatted_20_Text"><text:span text:style-name="Source_20_Text">| <text:s text:c="3"/>+-----------------------------+ <text:s text:c="3"/>+-------------------+ <text:s text:c="2"/>+-------------+</text:span></text:p>
      <text:p text:style-name="Preformatted_20_Text"><text:span text:style-name="Source_20_Text">| <text:s text:c="3"/>| <text:s text:c="4"/>AI &amp; BUSINESS LAYER <text:s text:c="4"/>| <text:s text:c="3"/>| <text:s/>OMNICHANNEL <text:s text:c="5"/>| <text:s text:c="2"/>| <text:s/>REPORTING <text:s/>|</text:span></text:p>
      <text:p text:style-name="Preformatted_20_Text"><text:span text:style-name="Source_20_Text">| <text:s text:c="3"/>| <text:s text:c="28"/>| <text:s text:c="3"/>| <text:s/>INGESTION LAYER <text:s/>| <text:s text:c="2"/>| <text:s text:c="2"/>LAYER <text:s text:c="4"/>|</text:span></text:p>
      <text:p text:style-name="Preformatted_20_Text"><text:span text:style-name="Source_20_Text">| <text:s text:c="3"/>| - Django Core (Python) <text:s text:c="5"/>| <text:s text:c="3"/>| - Matrix Protocol | <text:s text:c="2"/>| - Metabase <text:s/>|</text:span></text:p>
      <text:p text:style-name="Preformatted_20_Text"><text:span text:style-name="Source_20_Text">| <text:s text:c="3"/>| - Rasa (Chatbot/Dialogue) <text:s text:c="2"/>| <text:s text:c="3"/>| - SMS Gateway <text:s text:c="4"/>| <text:s text:c="2"/>| - Apache <text:s text:c="3"/>|</text:span></text:p>
      <text:p text:style-name="Preformatted_20_Text"><text:span text:style-name="Source_20_Text">| <text:s text:c="3"/>| - Camunda (Workflow/BPMN) <text:s text:c="2"/>| <text:s text:c="3"/>| - Social Media API| <text:s text:c="2"/>| <text:s text:c="2"/>Superset <text:s/>|</text:span></text:p>
      <text:p text:style-name="Preformatted_20_Text"><text:span text:style-name="Source_20_Text">| <text:s text:c="3"/>+-----------------------------+ <text:s text:c="3"/>+-------------------+ <text:s text:c="2"/>+-------------+</text:span></text:p>
      <text:p text:style-name="Preformatted_20_Text"><text:span text:style-name="Source_20_Text">| <text:s text:c="25"/>| <text:s text:c="21"/>| <text:s text:c="18"/>|</text:span></text:p>
      <text:p text:style-name="Preformatted_20_Text"><text:span text:style-name="Source_20_Text">| <text:s text:c="25"/>| <text:s text:c="21"/>| <text:s text:c="18"/>|</text:span></text:p>
      <text:p text:style-name="Preformatted_20_Text"><text:span text:style-name="Source_20_Text">+--------------------------+----------------------+-------------------+</text:span></text:p>
      <text:p text:style-name="Preformatted_20_Text"><text:span text:style-name="Source_20_Text">| <text:s text:c="29"/>DATA LAYER <text:s text:c="28"/>|</text:span></text:p>
      <text:p text:style-name="Preformatted_20_Text"><text:span text:style-name="Source_20_Text">| +------------------+ +----------------------+ +-------------------+ |</text:span></text:p>
      <text:p text:style-name="Preformatted_20_Text"><text:span text:style-name="Source_20_Text">| | <text:s text:c="2"/>Primary Database| | <text:s text:c="2"/>AI/Vector DB <text:s text:c="5"/>| | <text:s/>Object Storage <text:s text:c="2"/>| |</text:span></text:p>
      <text:p text:style-name="Preformatted_20_Text"><text:span text:style-name="Source_20_Text">| | <text:s/>(PostgreSQL) <text:s text:c="4"/>| | <text:s text:c="2"/>(pgvector/Qdrant) | | <text:s text:c="2"/>(MinIO) <text:s text:c="8"/>| |</text:span></text:p>
      <text:p text:style-name="Preformatted_20_Text"><text:span text:style-name="Source_20_Text">| +------------------+ +----------------------+ +-------------------+ |</text:span></text:p>
      <text:p text:style-name="Preformatted_20_Text"><text:span text:style-name="Source_20_Text">+-----------------------------------------------------------------------+</text:span></text:p>
      <text:p text:style-name="Preformatted_20_Text"><text:span text:style-name="Source_20_Text">| <text:s text:c="24"/>INFRASTRUCTURE &amp; SECURITY <text:s text:c="20"/>|</text:span></text:p>
      <text:p text:style-name="Preformatted_20_Text"><text:span text:style-name="Source_20_Text">| +------------------+ +----------------------+ +-------------------+ |</text:span></text:p>
      <text:p text:style-name="Preformatted_20_Text"><text:span text:style-name="Source_20_Text">| | <text:s text:c="2"/>Keycloak IAM <text:s text:c="2"/>| | <text:s text:c="2"/>Docker &amp; Kubernetes| | <text:s/>Monitoring <text:s text:c="6"/>| |</text:span></text:p>
      <text:p text:style-name="Preformatted_20_Text"><text:span text:style-name="Source_20_Text">| | <text:s/>(Authentication)| | <text:s text:c="2"/>(Orchestration) <text:s text:c="3"/>| | (Prometheus/Grafana)|</text:span></text:p>
      <text:p text:style-name="Preformatted_20_Text"><text:span text:style-name="Source_20_Text">| +------------------+ +----------------------+ +-------------------+ |</text:span></text:p>
      <text:p text:style-name="Preformatted_20_Text"><text:span text:style-name="Source_20_Text">+-----------------------------------------------------------------------+</text:span></text:p>
      <text:p text:style-name="Preformatted_20_Text"/>
      <text:p text:style-name="Preformatted_20_Text"><text:span text:style-name="Source_20_Text">+-----------------------------------------------------------------------------------------+</text:span></text:p>
      <text:p text:style-name="Preformatted_20_Text"><text:span text:style-name="Source_20_Text">| <text:s text:c="31"/>CITIZEN-FACING CHANNELS <text:s text:c="32"/>|</text:span></text:p>
      <text:p text:style-name="Preformatted_20_Text"><text:span text:style-name="Source_20_Text">+-------------+ +-----------+ +------------------+ +-------------+ +---------------------+</text:span></text:p>
      <text:p text:style-name="Preformatted_20_Text"><text:span text:style-name="Source_20_Text">| Web Portal <text:s/>| | Mobile App| | <text:s text:c="2"/>Phone (IVR) <text:s text:c="3"/>| | <text:s text:c="3"/>SMS <text:s text:c="5"/>| | Social Media &amp; Email|</text:span></text:p>
      <text:p text:style-name="Preformatted_20_Text"><text:span text:style-name="Source_20_Text">| (React.js) <text:s/>| |(React N.) | | <text:s text:c="2"/>(Asterisk) <text:s text:c="4"/>| | (Telco API) | | <text:s/>(Platform APIs) <text:s text:c="2"/>|</text:span></text:p>
      <text:p text:style-name="Preformatted_20_Text"><text:span text:style-name="Source_20_Text">| - Online <text:s text:c="3"/>| | - Forms <text:s text:c="2"/>| | - Voice Commands | | - Text Msg <text:s/>| | - Direct Messages <text:s text:c="2"/>|</text:span></text:p>
      <text:p text:style-name="Preformatted_20_Text"><text:span text:style-name="Source_20_Text">| <text:s text:c="2"/>Forms <text:s text:c="4"/>| | - Tracking| | - Keypad Input <text:s text:c="2"/>| | - Updates <text:s text:c="2"/>| | - Auto-Case Creation|</text:span></text:p>
      <text:p text:style-name="Preformatted_20_Text"><text:span text:style-name="Source_20_Text">+-------------+ +-----------+ +------------------+ +-------------+ +---------------------+</text:span></text:p>
      <text:p text:style-name="Preformatted_20_Text"><text:span text:style-name="Source_20_Text"><text:s text:c="7"/>| <text:s text:c="14"/>| <text:s text:c="14"/>| <text:s text:c="16"/>| <text:s text:c="18"/>|</text:span></text:p>
      <text:p text:style-name="Preformatted_20_Text"><text:span text:style-name="Source_20_Text"><text:s text:c="7"/>| <text:s text:c="14"/>| <text:s text:c="14"/>| <text:s text:c="16"/>| <text:s text:c="18"/>|</text:span></text:p>
      <text:p text:style-name="Preformatted_20_Text"><text:span text:style-name="Source_20_Text"><text:s text:c="7"/>v <text:s text:c="14"/>v <text:s text:c="14"/>v <text:s text:c="16"/>v <text:s text:c="18"/>v</text:span></text:p>
      <text:p text:style-name="Preformatted_20_Text"><text:soft-page-break/><text:span text:style-name="Source_20_Text">+-----------------------------------------------------------------------------------------+</text:span></text:p>
      <text:p text:style-name="Preformatted_20_Text"><text:span text:style-name="Source_20_Text">| <text:s text:c="25"/>OMNICHANNEL INGESTION &amp; UNIFICATION LAYER <text:s text:c="20"/>|</text:span></text:p>
      <text:p text:style-name="Preformatted_20_Text"><text:span text:style-name="Source_20_Text">| <text:s text:c="17"/>Matrix Protocol | Custom Django API Endpoints | Webhooks <text:s text:c="14"/>|</text:span></text:p>
      <text:p text:style-name="Preformatted_20_Text"><text:span text:style-name="Source_20_Text">| <text:s text:c="88"/>|</text:span></text:p>
      <text:p text:style-name="Preformatted_20_Text"><text:span text:style-name="Source_20_Text">| <text:s/>+-------------------------+ <text:s/>+-------------------------+ <text:s/>+-------------------------+ <text:s/>|</text:span></text:p>
      <text:p text:style-name="Preformatted_20_Text"><text:span text:style-name="Source_20_Text">| <text:s/>| <text:s text:c="4"/>AI Chatbot (Rasa) <text:s text:c="2"/>| <text:s/>| <text:s text:c="2"/>Unified Citizen <text:s text:c="6"/>| <text:s/>| <text:s text:c="4"/>Communication <text:s text:c="6"/>| <text:s/>|</text:span></text:p>
      <text:p text:style-name="Preformatted_20_Text"><text:span text:style-name="Source_20_Text">| <text:s/>| <text:s text:c="24"/>| <text:s/>| <text:s text:c="5"/>Profile Manager <text:s text:c="3"/>| <text:s/>| <text:s text:c="7"/>Router <text:s text:c="10"/>| <text:s/>|</text:span></text:p>
      <text:p text:style-name="Preformatted_20_Text"><text:span text:style-name="Source_20_Text">| <text:s/>| - FAQ Handling <text:s text:c="9"/>| <text:s/>| - KYC Data <text:s text:c="13"/>| <text:s/>| - Routes to Ministry <text:s text:c="3"/>| <text:s/>|</text:span></text:p>
      <text:p text:style-name="Preformatted_20_Text"><text:span text:style-name="Source_20_Text">| <text:s/>| - Intent Classification | <text:s/>| - Interaction History <text:s text:c="2"/>| <text:s/>| - SLA Management <text:s text:c="7"/>| <text:s/>|</text:span></text:p>
      <text:p text:style-name="Preformatted_20_Text"><text:span text:style-name="Source_20_Text">| <text:s/>| - Auto-Case Creation <text:s text:c="3"/>| <text:s/>+-------------------------+ <text:s/>+-------------------------+ <text:s/>|</text:span></text:p>
      <text:p text:style-name="Preformatted_20_Text"><text:span text:style-name="Source_20_Text">| <text:s/>+-------------------------+ <text:s text:c="60"/>|</text:span></text:p>
      <text:p text:style-name="Preformatted_20_Text"><text:span text:style-name="Source_20_Text">+--------------------------------------------+----------------------------------------------+</text:span></text:p>
      <text:p text:style-name="Preformatted_20_Text"><text:span text:style-name="Source_20_Text"><text:s text:c="45"/>|</text:span></text:p>
      <text:p text:style-name="Preformatted_20_Text"><text:span text:style-name="Source_20_Text"><text:s text:c="45"/>v</text:span></text:p>
      <text:p text:style-name="Preformatted_20_Text"><text:span text:style-name="Source_20_Text">+-----------------------------------------------------------------------------------------+</text:span></text:p>
      <text:p text:style-name="Preformatted_20_Text"><text:span text:style-name="Source_20_Text">| <text:s text:c="29"/>CORE SERVICE MANAGEMENT PLATFORM <text:s text:c="25"/>|</text:span></text:p>
      <text:p text:style-name="Preformatted_20_Text"><text:span text:style-name="Source_20_Text">| <text:s text:c="17"/>Django REST API | PostgreSQL Database | Business Logic <text:s text:c="15"/>|</text:span></text:p>
      <text:p text:style-name="Preformatted_20_Text"><text:span text:style-name="Source_20_Text">| <text:s text:c="88"/>|</text:span></text:p>
      <text:p text:style-name="Preformatted_20_Text"><text:span text:style-name="Source_20_Text">| <text:s/>+-------------------------+ <text:s/>+-------------------------+ <text:s/>+-------------------------+ <text:s/>|</text:span></text:p>
      <text:p text:style-name="Preformatted_20_Text"><text:span text:style-name="Source_20_Text">| <text:s/>| <text:s text:c="2"/>Case Management <text:s text:c="6"/>| <text:s/>| <text:s text:c="2"/>Reporting &amp; Analytics | <text:s/>| <text:s text:c="2"/>Admin &amp; Configuration | <text:s/>|</text:span></text:p>
      <text:p text:style-name="Preformatted_20_Text"><text:span text:style-name="Source_20_Text">| <text:s/>| <text:s text:c="2"/>(Django Admin Custom) | <text:s/>| <text:s text:c="2"/>(Metabase Embedded) <text:s text:c="2"/>| <text:s/>| <text:s text:c="2"/>(Django Admin) <text:s text:c="7"/>| <text:s/>|</text:span></text:p>
      <text:p text:style-name="Preformatted_20_Text"><text:span text:style-name="Source_20_Text">| <text:s/>+-------------------------+ <text:s/>+-------------------------+ <text:s/>+-------------------------+ <text:s/>|</text:span></text:p>
      <text:p text:style-name="P8"><text:span text:style-name="Source_20_Text">+-----------------------------------------------------------------------------------------+</text:span></text:p>
      <text:h text:style-name="P7" text:outline-level="4"><text:bookmark text:name="32-technology-stack-justification"/><text:span text:style-name="Strong_20_Emphasis">3.2 Technology Stack Justification</text:span></text:h>
      <text:list text:style-name="L2">
        <text:list-item>
          <text:p text:style-name="P9"><text:span text:style-name="Strong_20_Emphasis">Backend (Django/Python):</text:span> Chosen for its security, rapid development capabilities, "batteries-included" philosophy, and vast ecosystem. It provides the robust ORM and admin interface needed for complex case management. </text:p>
        </text:list-item>
        <text:list-item>
          <text:p text:style-name="P9"><text:span text:style-name="Strong_20_Emphasis">Frontend (React.js/React Native):</text:span> Ensures a modern, responsive user experience for both web and mobile from a single codebase, reducing development and maintenance costs. </text:p>
        </text:list-item>
        <text:list-item>
          <text:p text:style-name="P9"><text:span text:style-name="Strong_20_Emphasis">Database (PostgreSQL):</text:span> The world's most advanced open-source database. We will use the <text:span text:style-name="Source_20_Text">pgvector</text:span> extension to enable AI-powered semantic search and recommendations, eliminating the need for a separate vector database in most cases. </text:p>
        </text:list-item>
        <text:list-item>
          <text:p text:style-name="P9"><text:span text:style-name="Strong_20_Emphasis">AI/ML (Rasa, Hugging Face, spaCy):</text:span> Rasa provides a robust framework for contextual AI assistants. Hugging Face transformers allow us to use state-of-the-art models for classification and NLP tasks, all runnable on-premises. </text:p>
        </text:list-item>
        <text:list-item>
          <text:p text:style-name="P9"><text:span text:style-name="Strong_20_Emphasis">Identity &amp; Access Management (Keycloak):</text:span> Provides enterprise-grade Single Sign-On (SSO), <text:soft-page-break/>social logins, and federation, meeting all security and multi-tenancy requirements. </text:p>
        </text:list-item>
        <text:list-item>
          <text:p text:style-name="P9"><text:span text:style-name="Strong_20_Emphasis">Business Intelligence (Metabase/Apache Superset):</text:span> These tools empower both technical and non-technical users to create and share rich, interactive dashboards, far exceeding the capabilities of basic Power BI Pro. </text:p>
        </text:list-item>
        <text:list-item>
          <text:p text:style-name="P10"><text:span text:style-name="Strong_20_Emphasis">Deployment (Docker &amp; Kubernetes):</text:span> Ensures the application is scalable, portable, and resilient, capable of being deployed on any infrastructure MPAAI chooses. </text:p>
        </text:list-item>
      </text:list>
      <text:h text:style-name="P2" text:outline-level="3"><text:bookmark text:name="4-scope-of-work-andamp-deliverables-mvp-focus"/><text:span text:style-name="Strong_20_Emphasis">4. Scope of Work &amp; Deliverables (MVP Focus)</text:span></text:h>
      <text:h text:style-name="P7" text:outline-level="4"><text:bookmark text:name="phase-1-mvp-weeks-1-32"/><text:span text:style-name="Strong_20_Emphasis">Phase 1: MVP (Weeks 1-32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MVP Deliverable</text:p>
            </table:table-cell>
            <table:table-cell table:style-name="Table2.A1" office:value-type="string">
              <text:p text:style-name="P5">FOSS Technology Used</text:p>
            </table:table-cell>
            <table:table-cell table:style-name="Table2.A1" office:value-type="string">
              <text:p text:style-name="P5">Description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Strong_20_Emphasis">Custom Citizen Web Portal</text:span></text:p>
          </table:table-cell>
          <table:table-cell table:style-name="Table2.A1" office:value-type="string">
            <text:p text:style-name="P6">React.js, Django REST API</text:p>
          </table:table-cell>
          <table:table-cell table:style-name="Table2.A1" office:value-type="string">
            <text:p text:style-name="P6">KYC profile management, service request submission, and real-time case tracking.</text:p>
          </table:table-cell>
        </table:table-row>
        <table:table-row>
          <table:table-cell table:style-name="Table2.A1" office:value-type="string">
            <text:p text:style-name="P6"><text:span text:style-name="Strong_20_Emphasis">Custom Mobile App (iOS &amp; Android)</text:span></text:p>
          </table:table-cell>
          <table:table-cell table:style-name="Table2.A1" office:value-type="string">
            <text:p text:style-name="P6">React Native, Django REST API</text:p>
          </table:table-cell>
          <table:table-cell table:style-name="Table2.A1" office:value-type="string">
            <text:p text:style-name="P6">Full parity with web portal for on-the-go access.</text:p>
          </table:table-cell>
        </table:table-row>
        <table:table-row>
          <table:table-cell table:style-name="Table2.A1" office:value-type="string">
            <text:p text:style-name="P6"><text:span text:style-name="Strong_20_Emphasis">Core Case Management System</text:span></text:p>
          </table:table-cell>
          <table:table-cell table:style-name="Table2.A1" office:value-type="string">
            <text:p text:style-name="P6">Django Admin (Customized)</text:p>
          </table:table-cell>
          <table:table-cell table:style-name="Table2.A1" office:value-type="string">
            <text:p text:style-name="P6">Centralized case logging, assignment, SLA tracking, and internal workflow management for 22 ministries.</text:p>
          </table:table-cell>
        </table:table-row>
        <table:table-row>
          <table:table-cell table:style-name="Table2.A1" office:value-type="string">
            <text:p text:style-name="P6"><text:span text:style-name="Strong_20_Emphasis">Omnichannel Inbox</text:span></text:p>
          </table:table-cell>
          <table:table-cell table:style-name="Table2.A1" office:value-type="string">
            <text:p text:style-name="P6">Matrix, Custom Django Modules</text:p>
          </table:table-cell>
          <table:table-cell table:style-name="Table2.A1" office:value-type="string">
            <text:p text:style-name="P6">Unified inbox for managing citizen interactions from SMS, social media, email, and web forms.</text:p>
          </table:table-cell>
        </table:table-row>
        <table:table-row>
          <table:table-cell table:style-name="Table2.A1" office:value-type="string">
            <text:p text:style-name="P6"><text:span text:style-name="Strong_20_Emphasis">AI-Powered Chatbot</text:span></text:p>
          </table:table-cell>
          <table:table-cell table:style-name="Table2.A1" office:value-type="string">
            <text:p text:style-name="P6">Rasa, Hugging Face</text:p>
          </table:table-cell>
          <table:table-cell table:style-name="Table2.A1" office:value-type="string">
            <text:p text:style-name="P6">FAQ handling, intent classification, and automated case routing with ≥80% accuracy target.</text:p>
          </table:table-cell>
        </table:table-row>
        <table:table-row>
          <table:table-cell table:style-name="Table2.A1" office:value-type="string">
            <text:p text:style-name="P6"><text:span text:style-name="Strong_20_Emphasis">Operational Dashboards</text:span></text:p>
          </table:table-cell>
          <table:table-cell table:style-name="Table2.A1" office:value-type="string">
            <text:p text:style-name="P6">Metabase</text:p>
          </table:table-cell>
          <table:table-cell table:style-name="Table2.A1" office:value-type="string">
            <text:p text:style-name="P6">Embedded dashboards for MPAAI and Ministry users showing case volumes, resolution times, and backlog.</text:p>
          </table:table-cell>
        </table:table-row>
        <table:table-row>
          <table:table-cell table:style-name="Table2.A1" office:value-type="string">
            <text:p text:style-name="P6"><text:span text:style-name="Strong_20_Emphasis">Security &amp; Authentication</text:span></text:p>
          </table:table-cell>
          <table:table-cell table:style-name="Table2.A1" office:value-type="string">
            <text:p text:style-name="P6">Keycloak</text:p>
          </table:table-cell>
          <table:table-cell table:style-name="Table2.A1" office:value-type="string">
            <text:p text:style-name="P6">SSO, MFA, and secure role-based access for citizens and government staff.</text:p>
          </table:table-cell>
        </table:table-row>
        <table:table-row>
          <table:table-cell table:style-name="Table2.A1" office:value-type="string">
            <text:p text:style-name="P6"><text:span text:style-name="Strong_20_Emphasis">Platform Deployment</text:span></text:p>
          </table:table-cell>
          <table:table-cell table:style-name="Table2.A1" office:value-type="string">
            <text:p text:style-name="P6">Docker, Kubernetes</text:p>
          </table:table-cell>
          <table:table-cell table:style-name="Table2.A1" office:value-type="string">
            <text:p text:style-name="P6">Fully deployed, configured, and secured platform on MPAAI's chosen cloud or on-premises environment.</text:p>
          </table:table-cell>
        </table:table-row>
      </table:table>
      <text:h text:style-name="P7" text:outline-level="4"><text:bookmark text:name="phase-2-post-mvp-roadmap"/><text:span text:style-name="Strong_20_Emphasis">Phase 2: Post-MVP Roadmap</text:span></text:h>
      <text:list text:style-name="L3">
        <text:list-item>
          <text:p text:style-name="P11"><text:span text:style-name="Strong_20_Emphasis">Advanced AI:</text:span> Implementation of transformer models for sentiment analysis, predictive routing, and staff-assist copilots. </text:p>
        </text:list-item>
        <text:list-item>
          <text:p text:style-name="P11"><text:span text:style-name="Strong_20_Emphasis">RPA Automation:</text:span> Integration with <text:span text:style-name="Strong_20_Emphasis">Apache Airflow</text:span> or <text:span text:style-name="Strong_20_Emphasis">n8n</text:span> for automating backend processes between systems. </text:p>
        </text:list-item>
        <text:list-item>
          <text:p text:style-name="P12"><text:span text:style-name="Strong_20_Emphasis">Advanced Analytics:</text:span> Deployment of <text:span text:style-name="Strong_20_Emphasis">Apache Superset</text:span> for department-level strategic dashboards with predictive analytics. </text:p>
        </text:list-item>
      </text:list>
      <text:h text:style-name="P2" text:outline-level="3"><text:bookmark text:name="5-implementation-plan-milestones-andamp-timeline"/><text:span text:style-name="Strong_20_Emphasis">5. Implementation Plan, Milestones &amp; Timeline</text:span></text:h>
      <text:p text:style-name="Text_20_body">Our approach is agile, with 2-week sprints and continuous delivery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>Phase</text:p>
            </table:table-cell>
            <table:table-cell table:style-name="Table3.A1" office:value-type="string">
              <text:p text:style-name="P5">Milestone</text:p>
            </table:table-cell>
            <table:table-cell table:style-name="Table3.A1" office:value-type="string">
              <text:p text:style-name="P5">Timeline (Weeks)</text:p>
            </table:table-cell>
            <table:table-cell table:style-name="Table3.A1" office:value-type="string">
              <text:p text:style-name="P5">Key Deliverables</text:p>
            </table:table-cell>
          </table:table-row>
        </table:table-header-rows>
        <table:table-row>
          <table:table-cell table:style-name="Table3.A1" office:value-type="string">
            <text:p text:style-name="P6"><text:span text:style-name="Strong_20_Emphasis">Inception</text:span></text:p>
          </table:table-cell>
          <table:table-cell table:style-name="Table3.A1" office:value-type="string">
            <text:p text:style-name="P6">M1: Project Mobilization &amp; Discovery</text:p>
          </table:table-cell>
          <table:table-cell table:style-name="Table3.A1" office:value-type="string">
            <text:p text:style-name="P6">1-2</text:p>
          </table:table-cell>
          <table:table-cell table:style-name="Table3.A1" office:value-type="string">
            <text:p text:style-name="P6">Finalized project charter, team onboarding, MVP scope sign-off.</text:p>
          </table:table-cell>
        </table:table-row>
        <table:table-row>
          <table:table-cell table:style-name="Table3.A1" office:value-type="string">
            <text:p text:style-name="P6"><text:span text:style-name="Strong_20_Emphasis">Definition</text:span></text:p>
          </table:table-cell>
          <table:table-cell table:style-name="Table3.A1" office:value-type="string">
            <text:p text:style-name="P6">M2: UX/UI &amp; Architecture Design</text:p>
          </table:table-cell>
          <table:table-cell table:style-name="Table3.A1" office:value-type="string">
            <text:p text:style-name="P6">3-6</text:p>
          </table:table-cell>
          <table:table-cell table:style-name="Table3.A1" office:value-type="string">
            <text:p text:style-name="P6">High-fidelity interactive prototypes, technical architecture sign-off.</text:p>
          </table:table-cell>
        </table:table-row>
        <table:table-row>
          <table:table-cell table:style-name="Table3.A1" office:value-type="string">
            <text:p text:style-name="P6"><text:span text:style-name="Strong_20_Emphasis">Development</text:span></text:p>
          </table:table-cell>
          <table:table-cell table:style-name="Table3.A1" office:value-type="string">
            <text:p text:style-name="P6">M3: Core Platform Development (Sprint 1-6)</text:p>
          </table:table-cell>
          <table:table-cell table:style-name="Table3.A1" office:value-type="string">
            <text:p text:style-name="P6">7-20</text:p>
          </table:table-cell>
          <table:table-cell table:style-name="Table3.A1" office:value-type="string">
            <text:p text:style-name="P6">Citizen Portal, Mobile App, Django Core, PostgreSQL DB.</text:p>
          </table:table-cell>
        </table:table-row>
        <text:soft-page-break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6">M4: Advanced Features (Sprint 7-10)</text:p>
          </table:table-cell>
          <table:table-cell table:style-name="Table3.A1" office:value-type="string">
            <text:p text:style-name="P6">21-28</text:p>
          </table:table-cell>
          <table:table-cell table:style-name="Table3.A1" office:value-type="string">
            <text:p text:style-name="P6">AI Chatbot (Rasa), Omnichannel Inbox, Keycloak IAM integration.</text:p>
          </table:table-cell>
        </table:table-row>
        <table:table-row>
          <table:table-cell table:style-name="Table3.A1" office:value-type="string">
            <text:p text:style-name="P6"><text:span text:style-name="Strong_20_Emphasis">Testing &amp; Deployment</text:span></text:p>
          </table:table-cell>
          <table:table-cell table:style-name="Table3.A1" office:value-type="string">
            <text:p text:style-name="P6">M5: UAT, Training &amp; Go-Live</text:p>
          </table:table-cell>
          <table:table-cell table:style-name="Table3.A1" office:value-type="string">
            <text:p text:style-name="P6">29-32</text:p>
          </table:table-cell>
          <table:table-cell table:style-name="Table3.A1" office:value-type="string">
            <text:p text:style-name="P6">Completed UAT with MPAAI, training materials, production deployment.</text:p>
          </table:table-cell>
        </table:table-row>
        <table:table-row>
          <table:table-cell table:style-name="Table3.A1" office:value-type="string">
            <text:p text:style-name="P6"><text:span text:style-name="Strong_20_Emphasis">Support</text:span></text:p>
          </table:table-cell>
          <table:table-cell table:style-name="Table3.A1" office:value-type="string">
            <text:p text:style-name="P6">M6: Post-Deployment Support</text:p>
          </table:table-cell>
          <table:table-cell table:style-name="Table3.A1" office:value-type="string">
            <text:p text:style-name="P6">33-56</text:p>
          </table:table-cell>
          <table:table-cell table:style-name="Table3.A1" office:value-type="string">
            <text:p text:style-name="P6">6-month warranty/hypercare period with bug fixes and performance tuning.</text:p>
          </table:table-cell>
        </table:table-row>
      </table:table>
      <text:p text:style-name="Text_20_body"><text:span text:style-name="Strong_20_Emphasis">Total MVP Timeline: 32 Weeks</text:span></text:p>
      <text:h text:style-name="P2" text:outline-level="3"><text:bookmark text:name="6-team-andamp-human-capital-needs"/><text:span text:style-name="Strong_20_Emphasis">6. Team &amp; Human Capital Need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Role</text:p>
            </table:table-cell>
            <table:table-cell table:style-name="Table4.A1" office:value-type="string">
              <text:p text:style-name="P5">Key Responsibilities</text:p>
            </table:table-cell>
            <table:table-cell table:style-name="Table4.A1" office:value-type="string">
              <text:p text:style-name="P5">Commitment (MVP)</text:p>
            </table:table-cell>
          </table:table-row>
        </table:table-header-rows>
        <table:table-row>
          <table:table-cell table:style-name="Table4.A1" office:value-type="string">
            <text:p text:style-name="P6"><text:span text:style-name="Strong_20_Emphasis">Project Manager</text:span></text:p>
          </table:table-cell>
          <table:table-cell table:style-name="Table4.A1" office:value-type="string">
            <text:p text:style-name="P6">Agile ceremony facilitation, stakeholder communication, risk management.</text:p>
          </table:table-cell>
          <table:table-cell table:style-name="Table4.A1" office:value-type="string">
            <text:p text:style-name="P6">Full-time</text:p>
          </table:table-cell>
        </table:table-row>
        <table:table-row>
          <table:table-cell table:style-name="Table4.A1" office:value-type="string">
            <text:p text:style-name="P6"><text:span text:style-name="Strong_20_Emphasis">Solution Architect</text:span></text:p>
          </table:table-cell>
          <table:table-cell table:style-name="Table4.A1" office:value-type="string">
            <text:p text:style-name="P6">FOSS stack selection, architectural oversight, technical specifications.</text:p>
          </table:table-cell>
          <table:table-cell table:style-name="Table4.A1" office:value-type="string">
            <text:p text:style-name="P6">Full-time</text:p>
          </table:table-cell>
        </table:table-row>
        <table:table-row>
          <table:table-cell table:style-name="Table4.A1" office:value-type="string">
            <text:p text:style-name="P6"><text:span text:style-name="Strong_20_Emphasis">Django Backend Developer (x2)</text:span></text:p>
          </table:table-cell>
          <table:table-cell table:style-name="Table4.A1" office:value-type="string">
            <text:p text:style-name="P6">Core API development, case management logic, database design.</text:p>
          </table:table-cell>
          <table:table-cell table:style-name="Table4.A1" office:value-type="string">
            <text:p text:style-name="P6">Full-time</text:p>
          </table:table-cell>
        </table:table-row>
        <table:table-row>
          <table:table-cell table:style-name="Table4.A1" office:value-type="string">
            <text:p text:style-name="P6"><text:span text:style-name="Strong_20_Emphasis">React/React Native Developer (x2)</text:span></text:p>
          </table:table-cell>
          <table:table-cell table:style-name="Table4.A1" office:value-type="string">
            <text:p text:style-name="P6">Citizen Web Portal and Mobile App development.</text:p>
          </table:table-cell>
          <table:table-cell table:style-name="Table4.A1" office:value-type="string">
            <text:p text:style-name="P6">Full-time</text:p>
          </table:table-cell>
        </table:table-row>
        <table:table-row>
          <table:table-cell table:style-name="Table4.A1" office:value-type="string">
            <text:p text:style-name="P6"><text:span text:style-name="Strong_20_Emphasis">UI/UX Designer</text:span></text:p>
          </table:table-cell>
          <table:table-cell table:style-name="Table4.A1" office:value-type="string">
            <text:p text:style-name="P6">User research, wireframing, high-fidelity mockups, and design system.</text:p>
          </table:table-cell>
          <table:table-cell table:style-name="Table4.A1" office:value-type="string">
            <text:p text:style-name="P6">Part-time</text:p>
          </table:table-cell>
        </table:table-row>
        <table:table-row>
          <table:table-cell table:style-name="Table4.A1" office:value-type="string">
            <text:p text:style-name="P6"><text:span text:style-name="Strong_20_Emphasis">DevOps Engineer</text:span></text:p>
          </table:table-cell>
          <table:table-cell table:style-name="Table4.A1" office:value-type="string">
            <text:p text:style-name="P6">CI/CD pipeline, Kubernetes cluster management, monitoring.</text:p>
          </table:table-cell>
          <table:table-cell table:style-name="Table4.A1" office:value-type="string">
            <text:p text:style-name="P6">Part-time</text:p>
          </table:table-cell>
        </table:table-row>
        <table:table-row>
          <table:table-cell table:style-name="Table4.A1" office:value-type="string">
            <text:p text:style-name="P6"><text:span text:style-name="Strong_20_Emphasis">AI/ML Engineer</text:span></text:p>
          </table:table-cell>
          <table:table-cell table:style-name="Table4.A1" office:value-type="string">
            <text:p text:style-name="P6">Rasa chatbot development, model training and integration.</text:p>
          </table:table-cell>
          <table:table-cell table:style-name="Table4.A1" office:value-type="string">
            <text:p text:style-name="P6">Part-time</text:p>
          </table:table-cell>
        </table:table-row>
        <table:table-row>
          <table:table-cell table:style-name="Table4.A1" office:value-type="string">
            <text:p text:style-name="P6"><text:span text:style-name="Strong_20_Emphasis">QA/Test Engineer</text:span></text:p>
          </table:table-cell>
          <table:table-cell table:style-name="Table4.A1" office:value-type="string">
            <text:p text:style-name="P6">Automated and manual testing, UAT coordination.</text:p>
          </table:table-cell>
          <table:table-cell table:style-name="Table4.A1" office:value-type="string">
            <text:p text:style-name="P6">Full-time</text:p>
          </table:table-cell>
        </table:table-row>
        <table:table-row>
          <table:table-cell table:style-name="Table4.A1" office:value-type="string">
            <text:p text:style-name="P6"><text:span text:style-name="Strong_20_Emphasis">Change Manager/Trainer</text:span></text:p>
          </table:table-cell>
          <table:table-cell table:style-name="Table4.A1" office:value-type="string">
            <text:p text:style-name="P6">Development of training materials, user onboarding, change management.</text:p>
          </table:table-cell>
          <table:table-cell table:style-name="Table4.A1" office:value-type="string">
            <text:p text:style-name="P6">Part-time</text:p>
          </table:table-cell>
        </table:table-row>
      </table:table>
      <text:h text:style-name="P2" text:outline-level="3"><text:bookmark text:name="7-commercials-cost-structure"/><text:span text:style-name="Strong_20_Emphasis">7. Commercials: Cost Structure</text:span></text:h>
      <text:p text:style-name="Text_20_body">The primary financial benefit of a FOSS solution is the elimination of proprietary software license fees (e.g., Dynamics 365, Power BI Pro, Azure AI Services). Costs are focused on <text:span text:style-name="Strong_20_Emphasis">implementation effort, support, and infrastructure</text:span>.</text:p>
      <text:p text:style-name="Text_20_body"><text:span text:style-name="Strong_20_Emphasis">Cost Assumptions:</text:span></text:p>
      <text:list text:style-name="L4">
        <text:list-item>
          <text:p text:style-name="P14">All software is FOSS with no licensing costs. </text:p>
        </text:list-item>
        <text:list-item>
          <text:p text:style-name="P14">Infrastructure costs are based on cloud hosting (e.g., AWS, Azure) but can be adapted for on-premises. </text:p>
        </text:list-item>
        <text:list-item>
          <text:p text:style-name="P15">MPAAI may source infrastructure directly or through a partner. 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5">Cost Category</text:p>
            </table:table-cell>
            <table:table-cell table:style-name="Table5.A1" office:value-type="string">
              <text:p text:style-name="P5">Description</text:p>
            </table:table-cell>
            <table:table-cell table:style-name="Table5.A1" office:value-type="string">
              <text:p text:style-name="P5">Estimated Cost (USD) - Indicative</text:p>
            </table:table-cell>
          </table:table-row>
        </table:table-header-rows>
        <table:table-row>
          <table:table-cell table:style-name="Table5.A1" office:value-type="string">
            <text:p text:style-name="P6"><text:span text:style-name="Strong_20_Emphasis">Implementation Services (MVP)</text:span></text:p>
          </table:table-cell>
          <table:table-cell table:style-name="Table5.A1" office:value-type="string">
            <text:p text:style-name="P6">Team costs as outlined in Section 6 for 32 weeks.</text:p>
          </table:table-cell>
          <table:table-cell table:style-name="Table5.A1" office:value-type="string">
            <text:p text:style-name="P6">$XXX,XXX</text:p>
          </table:table-cell>
        </table:table-row>
        <table:table-row>
          <table:table-cell table:style-name="Table5.A1" office:value-type="string">
            <text:p text:style-name="P6"><text:span text:style-name="Strong_20_Emphasis">Infrastructure (Annual - Cloud)</text:span></text:p>
          </table:table-cell>
          <table:table-cell table:style-name="Table5.A1" office:value-type="string">
            <text:p text:style-name="P6">Compute, Storage, Database, and Networking for a production environment.</text:p>
          </table:table-cell>
          <table:table-cell table:style-name="Table5.A1" office:value-type="string">
            <text:p text:style-name="P6">$XX,XXX</text:p>
          </table:table-cell>
        </table:table-row>
        <text:soft-page-break/>
        <table:table-row>
          <table:table-cell table:style-name="Table5.A1" office:value-type="string">
            <text:p text:style-name="P6"><text:span text:style-name="Strong_20_Emphasis">Post-MVP Support (Annual)</text:span></text:p>
          </table:table-cell>
          <table:table-cell table:style-name="Table5.A1" office:value-type="string">
            <text:p text:style-name="P6">Optional annual support and enhancement package.</text:p>
          </table:table-cell>
          <table:table-cell table:style-name="Table5.A1" office:value-type="string">
            <text:p text:style-name="P6">$XX,XXX</text:p>
          </table:table-cell>
        </table:table-row>
        <table:table-row>
          <table:table-cell table:style-name="Table5.A1" office:value-type="string">
            <text:p text:style-name="P6"><text:span text:style-name="Strong_20_Emphasis">Total Cost of Ownership (5 Years)</text:span></text:p>
          </table:table-cell>
          <table:table-cell table:style-name="Table5.A1" office:value-type="string">
            <text:p text:style-name="P6"><text:span text:style-name="Strong_20_Emphasis">Significantly lower</text:span> than proprietary solutions due to $0 license fees.</text:p>
          </table:table-cell>
          <table:table-cell table:style-name="Table5.A1" office:value-type="string">
            <text:p text:style-name="P6"><text:span text:style-name="Strong_20_Emphasis">~60-70% Savings</text:span></text:p>
          </table:table-cell>
        </table:table-row>
      </table:table>
      <text:h text:style-name="P2" text:outline-level="3"><text:bookmark text:name="8-risks-andamp-mitigations"/><text:span text:style-name="Strong_20_Emphasis">8. Risks &amp; Mitigations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>Risk</text:p>
            </table:table-cell>
            <table:table-cell table:style-name="Table6.A1" office:value-type="string">
              <text:p text:style-name="P5">Mitigation Strategy</text:p>
            </table:table-cell>
          </table:table-row>
        </table:table-header-rows>
        <table:table-row>
          <table:table-cell table:style-name="Table6.A1" office:value-type="string">
            <text:p text:style-name="P6"><text:span text:style-name="Strong_20_Emphasis">FOSS Component Support</text:span></text:p>
          </table:table-cell>
          <table:table-cell table:style-name="Table6.A1" office:value-type="string">
            <text:p text:style-name="P6">Use only mature, widely-adopted FOSS projects with vibrant communities. Commercial support contracts available for critical components (e.g., PostgreSQL).</text:p>
          </table:table-cell>
        </table:table-row>
        <table:table-row>
          <table:table-cell table:style-name="Table6.A1" office:value-type="string">
            <text:p text:style-name="P6"><text:span text:style-name="Strong_20_Emphasis">Custom Development Complexity</text:span></text:p>
          </table:table-cell>
          <table:table-cell table:style-name="Table6.A1" office:value-type="string">
            <text:p text:style-name="P6">Agile methodology with iterative releases. Use of stable, well-documented frameworks (Django, React).</text:p>
          </table:table-cell>
        </table:table-row>
        <table:table-row>
          <table:table-cell table:style-name="Table6.A1" office:value-type="string">
            <text:p text:style-name="P6"><text:span text:style-name="Strong_20_Emphasis">AI Model Accuracy</text:span></text:p>
          </table:table-cell>
          <table:table-cell table:style-name="Table6.A1" office:value-type="string">
            <text:p text:style-name="P6">Start with a limited, well-defined scope for the MVP (FAQ &amp; Routing). Implement a seamless human handoff fallback.</text:p>
          </table:table-cell>
        </table:table-row>
        <table:table-row>
          <table:table-cell table:style-name="Table6.A1" office:value-type="string">
            <text:p text:style-name="P6"><text:span text:style-name="Strong_20_Emphasis">Resistance to Change</text:span></text:p>
          </table:table-cell>
          <table:table-cell table:style-name="Table6.A1" office:value-type="string">
            <text:p text:style-name="P6">Proactive Change Management from Day 1, involving ministry users in design and UAT, and providing comprehensive training.</text:p>
          </table:table-cell>
        </table:table-row>
      </table:table>
      <text:h text:style-name="P2" text:outline-level="3"><text:bookmark text:name="9-conclusion"/><text:span text:style-name="Strong_20_Emphasis">9. Conclusion</text:span></text:h>
      <text:p text:style-name="Text_20_body">This FOSS-based proposal delivers a modern, secure, and powerful AI-Enabled Citizen Service Management Platform that aligns perfectly with MPAAI's goals of digital transformation, efficiency, and citizen-centricity. By embracing open-source technologies, the Government of Trinidad and Tobago will achieve strategic independence, avoid vendor lock-in, and establish a sustainable platform for innovation for decades to come.</text:p>
      <text:p text:style-name="Text_20_body">We are confident that our solution offers a superior long-term value proposition and are prepared to provide a full demonstration of our proposed architecture and capabilit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itizen Service Management Platform</dc:title>
    <meta:document-statistic meta:table-count="6" meta:image-count="0" meta:object-count="0" meta:page-count="6" meta:paragraph-count="243" meta:word-count="1881" meta:character-count="15456" meta:non-whitespace-character-count="12019"/>
    <meta:generator>LibreOffice/25.2.5.2$Windows_X86_64 LibreOffice_project/03d19516eb2e1dd5d4ccd751a0d6f35f35e08022</meta:generator>
    <meta:user-defined meta:name=""/>
    <meta:user-defined meta:name="viewport">width=device-width, initial-scale=1</meta:user-defined>
  </office:meta>
</office:document-meta>
</file>